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ntfernung (mm)</text:p>
          </table:table-cell>
          <table:table-cell office:value-type="string" calcext:value-type="string">
            <text:p>Breite (µs)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90" calcext:value-type="float">
            <text:p>9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7" calcext:value-type="float">
            <text:p>537</text:p>
          </table:table-cell>
          <table:table-cell office:value-type="float" office:value="8613" calcext:value-type="float">
            <text:p>86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4" calcext:value-type="float">
            <text:p>794</text:p>
          </table:table-cell>
          <table:table-cell office:value-type="float" office:value="12716" calcext:value-type="float">
            <text:p>12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0:54:32.016073107</meta:creation-date>
    <dc:date>2021-12-05T21:09:01.027723383</dc:date>
    <meta:editing-duration>PT4M19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